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45cm" fo:min-width="8.2cm" loext:decorative="false"/>
      <style:paragraph-properties style:writing-mode="lr-tb"/>
    </style:style>
    <style:style style:name="gr2" style:family="graphic" style:parent-style-name="measure">
      <style:graphic-properties draw:marker-start-width="0.1cm" draw:marker-end-width="0.1cm" draw:textarea-horizontal-align="center" draw:textarea-vertical-align="middle" draw:line-distance="2.75cm" draw:end-guide="-0.145cm" draw:show-unit="true" loext:decorative="false"/>
      <style:paragraph-properties style:writing-mode="lr-tb"/>
    </style:style>
    <style:style style:name="gr3" style:family="graphic" style:parent-style-name="standard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svg:stroke-width="0.03cm" draw:marker-start-width="0.345cm" draw:marker-end-width="0.345cm" draw:fill="solid" draw:fill-color="#ffb66c" draw:textarea-horizontal-align="center" draw:textarea-vertical-align="middle" fo:padding-top="0.015cm" fo:padding-bottom="0.015cm" fo:padding-left="0.015cm" fo:padding-right="0.015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16cm" fo:min-width="0.516cm" fo:padding-top="0.025cm" fo:padding-bottom="0.025cm" fo:padding-left="0.025cm" fo:padding-right="0.025cm" loext:decorative="false"/>
    </style:style>
    <style:style style:name="gr8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9" style:family="graphic" style:parent-style-name="standard">
      <style:graphic-properties svg:stroke-width="0.05cm" draw:marker-start-width="0.375cm" draw:marker-end-width="0.375cm" draw:fill="solid" draw:fill-color="#ff0000" loext:fill-use-slide-background="false" draw:opacity="50%" draw:textarea-horizontal-align="justify" draw:textarea-vertical-align="middle" draw:auto-grow-height="false" fo:min-height="0.304cm" fo:min-width="0.304cm" fo:padding-top="0.025cm" fo:padding-bottom="0.025cm" fo:padding-left="0.025cm" fo:padding-right="0.025cm" draw:shadow-opacity="50%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96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2.79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2.759cm" fo:min-width="2.792cm" loext:decorative="false"/>
      <style:paragraph-properties style:writing-mode="lr-tb"/>
    </style:style>
    <style:style style:name="gr13" style:family="graphic" style:parent-style-name="measure">
      <style:graphic-properties draw:marker-start-width="0.1cm" draw:marker-end-width="0.1cm" draw:textarea-horizontal-align="center" draw:textarea-vertical-align="middle" draw:line-distance="4.5cm" draw:end-guide="-0.145cm" draw:show-unit="true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size="12pt" fo:text-shadow="none" style:text-underline-style="none" style:font-name-complex="Arial Unicode MS" style:font-size-complex="24pt" style:font-style-complex="normal" style:font-weight-complex="normal" style:font-relief="non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b66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Arial1" fo:font-size="10pt"/>
    </style:style>
    <style:style style:name="T2" style:family="text">
      <style:text-properties style:text-outline="false" style:text-line-through-style="none" style:text-line-through-type="none" style:font-name="Arial1" fo:font-size="12pt" fo:text-shadow="none" style:text-underline-style="none" style:font-name-complex="Arial Unicode MS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7cm" svg:height="1.577cm" svg:x="12.95cm" svg:y="26.893cm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40524a_sensoren_speicher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measure draw:style-name="gr2" draw:text-style-name="P3" draw:layer="layout" svg:x1="8.05cm" svg:y1="16.35cm" svg:x2="3.05cm" svg:y2="16.35cm">
          <text:p text:style-name="P3"><text:span text:style-name="T2"><text:measure text:kind="gap"/></text:span><text:span text:style-name="T2"><text:measure text:kind="value">50</text:measure></text:span></text:p>
        </draw:measure>
        <draw:rect draw:style-name="gr3" draw:text-style-name="P4" draw:layer="layout" svg:width="0.8cm" svg:height="6cm" svg:x="3.95cm" svg:y="9.848cm">
          <text:p/>
        </draw:rect>
        <draw:g draw:style-name="gr4">
          <draw:rect draw:style-name="gr5" draw:text-style-name="P5" draw:layer="layout" svg:width="0.6cm" svg:height="5cm" svg:x="4.861cm" svg:y="10.148cm">
            <text:p/>
          </draw:rect>
          <draw:rect draw:style-name="gr5" draw:text-style-name="P5" draw:layer="layout" svg:width="0.5cm" svg:height="1.5cm" svg:x="4.911cm" svg:y="8.648cm">
            <text:p/>
          </draw:rect>
        </draw:g>
        <draw:rect draw:style-name="gr3" draw:text-style-name="P4" draw:layer="layout" svg:width="0.8cm" svg:height="6cm" svg:x="4.75cm" svg:y="9.848cm">
          <text:p/>
        </draw:rect>
        <draw:rect draw:style-name="gr3" draw:text-style-name="P4" draw:layer="layout" svg:width="5cm" svg:height="7cm" svg:x="3.05cm" svg:y="9.35cm">
          <text:p/>
        </draw:rect>
        <draw:g draw:style-name="gr6">
          <draw:g draw:style-name="gr6">
            <draw:custom-shape draw:style-name="gr7" draw:text-style-name="P6" draw:layer="layout" svg:width="0.8cm" svg:height="0.8cm" svg:x="4.05cm" svg:y="7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6cm" svg:height="0.6cm" svg:x="4.15cm" svg:y="7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6">
            <draw:custom-shape draw:style-name="gr7" draw:text-style-name="P6" draw:layer="layout" svg:width="0.8cm" svg:height="0.8cm" svg:x="4.85cm" svg:y="7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6cm" svg:height="0.6cm" svg:x="4.95cm" svg:y="7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6">
            <draw:custom-shape draw:style-name="gr7" draw:text-style-name="P6" draw:layer="layout" svg:width="0.8cm" svg:height="0.8cm" svg:x="5.65cm" svg:y="7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6cm" svg:height="0.6cm" svg:x="5.75cm" svg:y="7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6">
            <draw:custom-shape draw:style-name="gr7" draw:text-style-name="P6" draw:layer="layout" svg:width="0.8cm" svg:height="0.8cm" svg:x="6.45cm" svg:y="7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6cm" svg:height="0.6cm" svg:x="6.55cm" svg:y="7.8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9" draw:text-style-name="P7" draw:layer="layout" svg:width="0.5cm" svg:height="0.5cm" svg:x="4.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5cm" svg:height="0.5cm" svg:x="6.6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4" draw:layer="layout" svg:width="5cm" svg:height="0.083cm" svg:x="3.05cm" svg:y="8.551cm">
          <text:p/>
        </draw:rect>
        <draw:rect draw:style-name="gr3" draw:text-style-name="P4" draw:layer="layout" svg:width="0.8cm" svg:height="6cm" svg:x="5.55cm" svg:y="9.848cm">
          <text:p/>
        </draw:rect>
        <draw:rect draw:style-name="gr3" draw:text-style-name="P4" draw:layer="layout" svg:width="0.8cm" svg:height="6cm" svg:x="6.35cm" svg:y="9.848cm">
          <text:p/>
        </draw:rect>
        <draw:rect draw:style-name="gr5" draw:text-style-name="P5" draw:layer="layout" svg:width="0.5cm" svg:height="7.6cm" svg:x="4.1cm" svg:y="8.648cm">
          <text:p/>
        </draw:rect>
        <draw:g draw:style-name="gr4">
          <draw:rect draw:style-name="gr5" draw:text-style-name="P5" draw:layer="layout" svg:width="0.6cm" svg:height="5cm" svg:x="13.261cm" svg:y="12.35cm">
            <text:p/>
          </draw:rect>
          <draw:rect draw:style-name="gr5" draw:text-style-name="P5" draw:layer="layout" svg:width="0.5cm" svg:height="1.5cm" svg:x="13.311cm" svg:y="10.85cm">
            <text:p/>
          </draw:rect>
        </draw:g>
        <draw:rect draw:style-name="gr3" draw:text-style-name="P4" draw:layer="layout" svg:width="0.8cm" svg:height="10cm" svg:x="13.15cm" svg:y="8.05cm">
          <text:p/>
        </draw:rect>
        <draw:g draw:style-name="gr4">
          <draw:rect draw:style-name="gr5" draw:text-style-name="P5" draw:layer="layout" svg:width="0.6cm" svg:height="5cm" svg:x="14.061cm" svg:y="12.35cm">
            <text:p/>
          </draw:rect>
          <draw:rect draw:style-name="gr5" draw:text-style-name="P5" draw:layer="layout" svg:width="0.5cm" svg:height="1.5cm" svg:x="14.111cm" svg:y="10.85cm">
            <text:p/>
          </draw:rect>
        </draw:g>
        <draw:rect draw:style-name="gr3" draw:text-style-name="P4" draw:layer="layout" svg:width="0.8cm" svg:height="10cm" svg:x="13.95cm" svg:y="8.05cm">
          <text:p/>
        </draw:rect>
        <draw:frame draw:style-name="gr10" draw:text-style-name="P8" draw:layer="layout" svg:width="2.965cm" svg:height="1.971cm" svg:x="15.05cm" svg:y="12.302cm">
          <draw:text-box>
            <text:p>Fuer auf Rohre</text:p>
            <text:p>Zwei Hülsen </text:p>
            <text:p>zusammen gelötet.</text:p>
            <text:p>Da 8 Di 6</text:p>
            <text:p>L 100</text:p>
          </draw:text-box>
        </draw:frame>
        <draw:frame draw:style-name="gr11" draw:text-style-name="P8" draw:layer="layout" svg:width="2.792cm" svg:height="2.759cm" svg:x="3.3cm" svg:y="4.548cm">
          <draw:text-box>
            <text:p>Fuer auf Speicher</text:p>
            <text:p>4 Hülsen </text:p>
            <text:p>auf Blech gelötet.</text:p>
            <text:p>Da 8 Di 6</text:p>
            <text:p>L 60</text:p>
            <text:p/>
            <text:p>Blech <text:s/>50x70</text:p>
          </draw:text-box>
        </draw:frame>
        <draw:frame draw:style-name="gr12" draw:text-style-name="P8" draw:layer="layout" svg:width="9.142cm" svg:height="1.8cm" svg:x="1.458cm" svg:y="1.55cm">
          <draw:text-box>
            <text:p>Bei einem Speicher mit Durchmesser 950 muss das Blech seitlich um 1mm nach unten gebogen werden um sauber aufzuliegen.</text:p>
            <text:p>Geklebt mit Epoxi mit Microballoons.</text:p>
          </draw:text-box>
        </draw:frame>
        <draw:measure draw:style-name="gr2" draw:text-style-name="P3" draw:layer="layout" svg:x1="8.05cm" svg:y1="9.35cm" svg:x2="8.05cm" svg:y2="16.35cm">
          <text:p text:style-name="P3"><text:span text:style-name="T2"><text:measure text:kind="gap"/></text:span><text:span text:style-name="T2"><text:measure text:kind="value">70</text:measure></text:span></text:p>
        </draw:measure>
        <draw:measure draw:style-name="gr2" draw:text-style-name="P3" draw:layer="layout" svg:x1="7.15cm" svg:y1="9.848cm" svg:x2="7.15cm" svg:y2="15.848cm">
          <text:p text:style-name="P3"><text:span text:style-name="T2"><text:measure text:kind="gap"/></text:span><text:span text:style-name="T2"><text:measure text:kind="value">60</text:measure></text:span></text:p>
        </draw:measure>
        <draw:measure draw:style-name="gr13" draw:text-style-name="P3" draw:layer="layout" svg:x1="14.75cm" svg:y1="8.05cm" svg:x2="14.75cm" svg:y2="18.05cm">
          <text:p text:style-name="P3"><text:span text:style-name="T2"><text:measure text:kind="gap"/></text:span><text:span text:style-name="T2"><text:measure text:kind="value">100</text:measure></text:span></text:p>
        </draw:measure>
        <draw:frame draw:style-name="gr12" draw:text-style-name="P8" draw:layer="layout" svg:width="7.45cm" svg:height="0.85cm" svg:x="12.2cm" svg:y="1.45cm">
          <draw:text-box>
            <text:p>Mit Stainless Kabelbinder auf Rohr gedrückt.</text:p>
            <text:p>Geklebt mit Epoxi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adornments="Standard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Venitle" draw:display="screen"/>
      <draw:layer draw:name="Zeichnung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5-24T11:15:28.113000000</dc:date>
    <meta:print-date>2007-12-02T23:38:11</meta:print-date>
    <meta:editing-cycles>342</meta:editing-cycles>
    <meta:editing-duration>P12DT15H44M53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